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style:font-name="Bitstream Vera Sans" officeooo:rsid="0016b44e" officeooo:paragraph-rsid="0016b44e"/>
    </style:style>
    <style:style style:name="P4" style:family="paragraph" style:parent-style-name="Text_20_body">
      <style:text-properties style:font-name="Bitstream Vera Sans" fo:font-size="10.5pt" officeooo:rsid="0016b44e" officeooo:paragraph-rsid="0016b44e" style:font-size-asian="10.5pt" style:font-size-complex="10.5pt"/>
    </style:style>
    <style:style style:name="P5" style:family="paragraph" style:parent-style-name="Text_20_body">
      <style:text-properties style:font-name="Bitstream Vera Sans" fo:font-size="10.5pt" officeooo:paragraph-rsid="0016b44e" style:font-size-asian="10.5pt" style:font-size-complex="10.5pt"/>
    </style:style>
    <style:style style:name="P6" style:family="paragraph" style:parent-style-name="Text_20_body" style:list-style-name="L3">
      <style:text-properties style:font-name="Bitstream Vera Sans" fo:font-size="10.5pt" officeooo:paragraph-rsid="0016b44e" style:font-size-asian="10.5pt" style:font-size-complex="10.5pt"/>
    </style:style>
    <style:style style:name="P7" style:family="paragraph" style:parent-style-name="Text_20_body">
      <style:text-properties style:font-name="Bitstream Vera Sans" fo:font-size="10.5pt" fo:font-weight="bold" officeooo:rsid="0016b44e" officeooo:paragraph-rsid="0016b44e" style:font-size-asian="10.5pt" style:font-weight-asian="bold" style:font-size-complex="10.5pt" style:font-weight-complex="bold"/>
    </style:style>
    <style:style style:name="P8" style:family="paragraph" style:parent-style-name="Text_20_body">
      <style:text-properties style:font-name="Bitstream Vera Sans" fo:font-size="10pt" officeooo:rsid="0016b44e" officeooo:paragraph-rsid="0016b44e" style:font-size-asian="10pt" style:font-size-complex="10pt"/>
    </style:style>
    <style:style style:name="P9" style:family="paragraph" style:parent-style-name="Text_20_body" style:list-style-name="L2">
      <style:paragraph-properties fo:margin-top="0in" fo:margin-bottom="0in" loext: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rom: <text:span text:style-name="T1">National Science Foundation: Dissemination and Sharing of Research Results</text:span></text:p>
      <text:p text:style-name="P8">https://www.nsf.gov/bfa/dias/policy/dmp.jsp</text:p>
      <text:p text:style-name="P4"/>
      <text:p text:style-name="P7">NSF Data Management Plan Requirements</text:p>
      <text:p text:style-name="P4">Proposals submitted or due on or after January 18, 2011, must include a supplementary document of <text:span text:style-name="T2">no more than two pages </text:span>labeled "Data Management Plan". </text:p>
      <text:p text:style-name="P4"/>
      <text:p text:style-name="P5"><text:s/>Plans for data management and sharing of the products of research. Proposals must include a document of <text:span text:style-name="T2">no more than two pages</text:span> uploaded under "Data Management Plan" in the supplementary documentation section of FastLane. This supplementary document should describe how the proposal will conform to NSF policy on the dissemination and sharing of research results (see Chapter XI.D.4), and may include:</text:p>
      <text:list xml:id="list444405922" text:style-name="L3">
        <text:list-item>
          <text:p text:style-name="P6">the types of data, samples, physical collections, software, curriculum materials, and other materials to be produced in the course of the project;</text:p>
        </text:list-item>
        <text:list-item>
          <text:p text:style-name="P6">the standards to be used for data and metadata format and content (where existing standards are absent or deemed inadequate, this should be documented along with any proposed solutions or remedies);</text:p>
        </text:list-item>
        <text:list-item>
          <text:p text:style-name="P6">policies for access and sharing including provisions for appropriate protection of privacy, confidentiality, security, intellectual property, or other rights or requirements;</text:p>
        </text:list-item>
        <text:list-item>
          <text:p text:style-name="P6">policies and provisions for re-use, re-distribution, and the production of derivatives; and</text:p>
        </text:list-item>
        <text:list-item>
          <text:p text:style-name="P6">plans for archiving data, samples, and other research products, and for preservation of access to them.</text:p>
        </text:list-item>
      </text:list>
      <text:p text:style-name="P5"/>
      <text:p text:style-name="P5">Data management requirements and plans specific to the Directorate, Office, Division, Program, or other NSF unit, relevant to a proposal are available at: http://www.nsf.gov/bfa/dias/policy/dmp.jsp. If guidance specific to the program is not available, then the requirements established in this section app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11:27:38.872408452</meta:creation-date>
    <dc:date>2018-07-23T11:53:37.706543287</dc:date>
    <meta:editing-duration>PT25M59S</meta:editing-duration>
    <meta:editing-cycles>2</meta:editing-cycles>
    <meta:generator>LibreOffice/6.0.4.2$Linux_X86_64 LibreOffice_project/00m0$Build-2</meta:generator>
    <meta:document-statistic meta:table-count="0" meta:image-count="0" meta:object-count="0" meta:page-count="1" meta:paragraph-count="11" meta:word-count="250" meta:character-count="1745" meta:non-whitespace-character-count="1509"/>
  </office:meta>
</office:document-meta>
</file>